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3.42mm"/>
    </style:style>
    <style:style style:name="co5" style:family="table-column">
      <style:table-column-properties fo:break-before="auto" style:column-width="10.71mm"/>
    </style:style>
    <style:style style:name="co16" style:family="table-column">
      <style:table-column-properties fo:break-before="auto" style:column-width="19.42mm"/>
    </style:style>
    <style:style style:name="co14" style:family="table-column">
      <style:table-column-properties fo:break-before="auto" style:column-width="19.14mm"/>
    </style:style>
    <style:style style:name="co8" style:family="table-column">
      <style:table-column-properties fo:break-before="auto" style:column-width="18.59mm"/>
    </style:style>
    <style:style style:name="co9" style:family="table-column">
      <style:table-column-properties fo:break-before="auto" style:column-width="58.08mm"/>
    </style:style>
    <style:style style:name="co10" style:family="table-column">
      <style:table-column-properties fo:break-before="auto" style:column-width="13.69mm"/>
    </style:style>
    <style:style style:name="co11" style:family="table-column">
      <style:table-column-properties fo:break-before="auto" style:column-width="29.76mm"/>
    </style:style>
    <style:style style:name="co12" style:family="table-column">
      <style:table-column-properties fo:break-before="auto" style:column-width="22.14mm"/>
    </style:style>
    <style:style style:name="co13" style:family="table-column">
      <style:table-column-properties fo:break-before="auto" style:column-width="4.97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ete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rameIdx</text:p>
          </table:table-cell>
          <table:table-cell office:value-type="string" calcext:value-type="string">
            <text:p>camID</text:p>
          </table:table-cell>
          <table:table-cell office:value-type="string" calcext:value-type="string">
            <text:p>xpos</text:p>
          </table:table-cell>
          <table:table-cell office:value-type="string" calcext:value-type="string">
            <text:p>ypos</text:p>
          </table:table-cell>
          <table:table-cell office:value-type="string" calcext:value-type="string">
            <text:p>zrotation</text:p>
          </table:table-cell>
          <table:table-cell office:value-type="string" calcext:value-type="string">
            <text:p>beeID</text:p>
          </table:table-cell>
          <table:table-cell office:value-type="string" calcext:value-type="string">
            <text:p>truthID</text:p>
          </table:table-cell>
          <table:table-cell office:value-type="string" calcext:value-type="string">
            <text:p>localizerSaliency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generatedI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6-04-01 15:17:00.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etections.E2]" office:value-type="float" office:value="1" calcext:value-type="float">
            <text:p>1</text:p>
          </table:table-cell>
          <table:table-cell office:value-type="float" office:value="2.69913" calcext:value-type="float">
            <text:p>2,69913</text:p>
          </table:table-cell>
          <table:table-cell office:value-type="string" calcext:value-type="string">
            <text:p>[2/3; 1/3; 0; 0; 0; 0; 0; 0; 0; 0; 0; 0]</text:p>
          </table:table-cell>
          <table:table-cell office:value-type="float" office:value="1" calcext:value-type="float">
            <text:p>1</text:p>
          </table:table-cell>
          <table:table-cell office:value-type="float" office:value="0.8765465" calcext:value-type="float">
            <text:p>0,8765465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1d0c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6-04-01 15:17:00.200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detections.E3]" office:value-type="float" office:value="2" calcext:value-type="float">
            <text:p>2</text:p>
          </table:table-cell>
          <table:table-cell office:value-type="float" office:value="-0.314444" calcext:value-type="float">
            <text:p>-0,314444</text:p>
          </table:table-cell>
          <table:table-cell office:value-type="string" calcext:value-type="string">
            <text:p>[0; 1; 0; 0; 0; 0; 0; 0; 0; 0; 0; 0]</text:p>
          </table:table-cell>
          <table:table-cell office:value-type="float" office:value="1" calcext:value-type="float">
            <text:p>1</text:p>
          </table:table-cell>
          <table:table-cell office:value-type="float" office:value="0.7645321" calcext:value-type="float">
            <text:p>0,7645321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2d0c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6-04-01 15:17:00.3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detections.E4]" office:value-type="float" office:value="3" calcext:value-type="float">
            <text:p>3</text:p>
          </table:table-cell>
          <table:table-cell office:value-type="float" office:value="0.516632" calcext:value-type="float">
            <text:p>0,516632</text:p>
          </table:table-cell>
          <table:table-cell office:value-type="string" calcext:value-type="string">
            <text:p>[2/3; 1/3; 0; 0; 0; 0; 0; 0; 0; 0; 0; 0]</text:p>
          </table:table-cell>
          <table:table-cell office:value-type="float" office:value="1" calcext:value-type="float">
            <text:p>1</text:p>
          </table:table-cell>
          <table:table-cell office:value-type="float" office:value="0.7712367" calcext:value-type="float">
            <text:p>0,7712367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3d0c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6-04-01 15:17:00.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detections.E5]" office:value-type="float" office:value="4" calcext:value-type="float">
            <text:p>4</text:p>
          </table:table-cell>
          <table:table-cell office:value-type="float" office:value="2.27196" calcext:value-type="float">
            <text:p>2,27196</text:p>
          </table:table-cell>
          <table:table-cell office:value-type="string" calcext:value-type="string">
            <text:p>[0; 1; 0; 0; 0; 0; 0; 0; 0; 0; 0; 0]</text:p>
          </table:table-cell>
          <table:table-cell office:value-type="float" office:value="2" calcext:value-type="float">
            <text:p>2</text:p>
          </table:table-cell>
          <table:table-cell office:value-type="float" office:value="0.6546788" calcext:value-type="float">
            <text:p>0,6546788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1d1c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6-04-01 15:17:00.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detections.E6]"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[1; 1; 0; 0; 0; 0; 0; 0; 0; 0; 0; 0]</text:p>
          </table:table-cell>
          <table:table-cell office:value-type="float" office:value="3" calcext:value-type="float">
            <text:p>3</text:p>
          </table:table-cell>
          <table:table-cell office:value-type="float" office:value="0.8764564" calcext:value-type="float">
            <text:p>0,8764564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1d2c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6-04-01 15:17:00.3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detections.E7]" office:value-type="float" office:value="6" calcext:value-type="float">
            <text:p>6</text:p>
          </table:table-cell>
          <table:table-cell office:value-type="float" office:value="0.56614" calcext:value-type="float">
            <text:p>0,56614</text:p>
          </table:table-cell>
          <table:table-cell office:value-type="string" calcext:value-type="string">
            <text:p>[0; 0; 1; 0; 0; 0; 0; 0; 0; 0; 0; 0]</text:p>
          </table:table-cell>
          <table:table-cell office:value-type="float" office:value="4" calcext:value-type="float">
            <text:p>4</text:p>
          </table:table-cell>
          <table:table-cell office:value-type="float" office:value="0.5648487" calcext:value-type="float">
            <text:p>0,5648487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3d1c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6-04-01 15:17:01.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detections.E8]" office:value-type="float" office:value="5" calcext:value-type="float">
            <text:p>5</text:p>
          </table:table-cell>
          <table:table-cell office:value-type="float" office:value="-0.314444" calcext:value-type="float">
            <text:p>-0,314444</text:p>
          </table:table-cell>
          <table:table-cell office:value-type="string" calcext:value-type="string">
            <text:p>[0; 0; 1; 0; 0; 0; 0; 0; 0; 0; 0; 0]</text:p>
          </table:table-cell>
          <table:table-cell office:value-type="float" office:value="4" calcext:value-type="float">
            <text:p>4</text:p>
          </table:table-cell>
          <table:table-cell office:value-type="float" office:value="0.6856787" calcext:value-type="float">
            <text:p>0,6856787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7d0c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6-04-01 15:17:01.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detections.E9]" office:value-type="float" office:value="1" calcext:value-type="float">
            <text:p>1</text:p>
          </table:table-cell>
          <table:table-cell office:value-type="float" office:value="0.405896" calcext:value-type="float">
            <text:p>0,405896</text:p>
          </table:table-cell>
          <table:table-cell office:value-type="string" calcext:value-type="string">
            <text:p>[1; 0; 1; 0; 0; 0; 0; 0; 0; 0; 0; 0]</text:p>
          </table:table-cell>
          <table:table-cell office:value-type="float" office:value="5" calcext:value-type="float">
            <text:p>5</text:p>
          </table:table-cell>
          <table:table-cell office:value-type="float" office:value="0.7894578" calcext:value-type="float">
            <text:p>0,7894578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8d0c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6-04-01 15:17:01.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detections.E10]" office:value-type="float" office:value="2" calcext:value-type="float">
            <text:p>2</text:p>
          </table:table-cell>
          <table:table-cell office:value-type="float" office:value="2.45775" calcext:value-type="float">
            <text:p>2,45775</text:p>
          </table:table-cell>
          <table:table-cell office:value-type="string" calcext:value-type="string">
            <text:p>[1; 0; 1; 0; 0; 0; 0; 0; 0; 0; 0; 0]</text:p>
          </table:table-cell>
          <table:table-cell office:value-type="float" office:value="5" calcext:value-type="float">
            <text:p>5</text:p>
          </table:table-cell>
          <table:table-cell office:value-type="float" office:value="0.8579878" calcext:value-type="float">
            <text:p>0,8579878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9d0c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5:17:01.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detections.E11]" office:value-type="float" office:value="4" calcext:value-type="float">
            <text:p>4</text:p>
          </table:table-cell>
          <table:table-cell office:value-type="float" office:value="2.69913" calcext:value-type="float">
            <text:p>2,69913</text:p>
          </table:table-cell>
          <table:table-cell office:value-type="string" calcext:value-type="string">
            <text:p>[1; 0; 0; 0; 0; 0; 0; 0; 0; 0; 0; 0]</text:p>
          </table:table-cell>
          <table:table-cell office:value-type="float" office:value="1" calcext:value-type="float">
            <text:p>1</text:p>
          </table:table-cell>
          <table:table-cell office:value-type="float" office:value="0.7865431" calcext:value-type="float">
            <text:p>0,7865431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7d1c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6-04-01 15:17:01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detections.E12]" office:value-type="float" office:value="5" calcext:value-type="float">
            <text:p>5</text:p>
          </table:table-cell>
          <table:table-cell office:value-type="float" office:value="-0.314444" calcext:value-type="float">
            <text:p>-0,314444</text:p>
          </table:table-cell>
          <table:table-cell office:value-type="string" calcext:value-type="string">
            <text:p>[1; 0; 0; 0; 0; 0; 0; 0; 0; 0; 0; 0]</text:p>
          </table:table-cell>
          <table:table-cell office:value-type="float" office:value="1" calcext:value-type="float">
            <text:p>1</text:p>
          </table:table-cell>
          <table:table-cell office:value-type="float" office:value="0.7865467" calcext:value-type="float">
            <text:p>0,7865467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11d0c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6-04-01 15:17:01.3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detections.E13]" office:value-type="float" office:value="3" calcext:value-type="float">
            <text:p>3</text:p>
          </table:table-cell>
          <table:table-cell office:value-type="float" office:value="2.45775" calcext:value-type="float">
            <text:p>2,45775</text:p>
          </table:table-cell>
          <table:table-cell office:value-type="string" calcext:value-type="string">
            <text:p>[1; 0; 1; 0; 0; 0; 0; 0; 0; 0; 0; 0]</text:p>
          </table:table-cell>
          <table:table-cell office:value-type="float" office:value="5" calcext:value-type="float">
            <text:p>5</text:p>
          </table:table-cell>
          <table:table-cell office:value-type="float" office:value="0.8546458" calcext:value-type="float">
            <text:p>0,8546458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12d0c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6-04-01 15:17:02.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detections.E14]" office:value-type="float" office:value="4" calcext:value-type="float">
            <text:p>4</text:p>
          </table:table-cell>
          <table:table-cell office:value-type="float" office:value="0.516632" calcext:value-type="float">
            <text:p>0,516632</text:p>
          </table:table-cell>
          <table:table-cell office:value-type="string" calcext:value-type="string">
            <text:p>[1; 0; 1; 0; 0; 0; 0; 0; 0; 0; 0; 0]</text:p>
          </table:table-cell>
          <table:table-cell office:value-type="float" office:value="5" calcext:value-type="float">
            <text:p>5</text:p>
          </table:table-cell>
          <table:table-cell office:value-type="float" office:value="0.5555555" calcext:value-type="float">
            <text:p>0,5555555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13d0c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6-04-01 15:17:01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detections.E15]" office:value-type="float" office:value="6" calcext:value-type="float">
            <text:p>6</text:p>
          </table:table-cell>
          <table:table-cell office:value-type="float" office:value="0.405896" calcext:value-type="float">
            <text:p>0,405896</text:p>
          </table:table-cell>
          <table:table-cell office:value-type="string" calcext:value-type="string">
            <text:p>[1; 0; 0; 0; 0; 0; 0; 0; 0; 0; 0; 0]</text:p>
          </table:table-cell>
          <table:table-cell/>
          <table:table-cell office:value-type="float" office:value="0.1233543" calcext:value-type="float">
            <text:p>0,1233543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11d1c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6-04-01 15:17:01.1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detections.E16]" office:value-type="float" office:value="9" calcext:value-type="float">
            <text:p>9</text:p>
          </table:table-cell>
          <table:table-cell office:value-type="float" office:value="1.87025" calcext:value-type="float">
            <text:p>1,87025</text:p>
          </table:table-cell>
          <table:table-cell office:value-type="string" calcext:value-type="string">
            <text:p>[1; 0; 0; 0; 0; 0; 0; 0; 0; 0; 0; 0]</text:p>
          </table:table-cell>
          <table:table-cell/>
          <table:table-cell office:value-type="float" office:value="0.1579486" calcext:value-type="float">
            <text:p>0,1579486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9d1c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detections.B14]" office:value-type="string" office:string-value="2016-04-01 15:17:02.000" calcext:value-type="string">
            <text:p>2016-04-01 15:17:02.000</text:p>
          </table:table-cell>
          <table:table-cell office:value-type="float" office:value="8" calcext:value-type="float">
            <text:p>8</text:p>
          </table:table-cell>
          <table:table-cell table:formula="of:=[detections.D14]" office:value-type="float" office:value="2" calcext:value-type="float">
            <text:p>2</text:p>
          </table:table-cell>
          <table:table-cell table:formula="of:=[detections.E14]" office:value-type="float" office:value="4" calcext:value-type="float">
            <text:p>4</text:p>
          </table:table-cell>
          <table:table-cell table:formula="of:=[detections.F14]" office:value-type="float" office:value="4" calcext:value-type="float">
            <text:p>4</text:p>
          </table:table-cell>
          <table:table-cell table:formula="of:=[detections.G14]" office:value-type="float" office:value="0.516632" calcext:value-type="float">
            <text:p>0,516632</text:p>
          </table:table-cell>
          <table:table-cell table:formula="of:=[detections.H14]" office:value-type="string" office:string-value="[1; 0; 1; 0; 0; 0; 0; 0; 0; 0; 0; 0]" calcext:value-type="string">
            <text:p>[1; 0; 1; 0; 0; 0; 0; 0; 0; 0; 0; 0]</text:p>
          </table:table-cell>
          <table:table-cell/>
          <table:table-cell office:value-type="float" office:value="0.5555555" calcext:value-type="float">
            <text:p>0,5555555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13d1c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detections.B17]" office:value-type="string" office:string-value="2016-04-01 15:17:02.000" calcext:value-type="string">
            <text:p>2016-04-01 15:17:02.000</text:p>
          </table:table-cell>
          <table:table-cell office:value-type="float" office:value="8" calcext:value-type="float">
            <text:p>8</text:p>
          </table:table-cell>
          <table:table-cell table:formula="of:=[detections.D17]" office:value-type="float" office:value="2" calcext:value-type="float">
            <text:p>2</text:p>
          </table:table-cell>
          <table:table-cell table:formula="of:=[detections.E17]" office:value-type="float" office:value="4" calcext:value-type="float">
            <text:p>4</text:p>
          </table:table-cell>
          <table:table-cell table:formula="of:=[detections.F17]" office:value-type="float" office:value="4" calcext:value-type="float">
            <text:p>4</text:p>
          </table:table-cell>
          <table:table-cell table:formula="of:=[detections.G17]" office:value-type="float" office:value="0.516632" calcext:value-type="float">
            <text:p>0,516632</text:p>
          </table:table-cell>
          <table:table-cell table:formula="of:=[detections.H17]" office:value-type="string" office:string-value="[1; 0; 1; 0; 0; 0; 0; 0; 0; 0; 0; 0]" calcext:value-type="string">
            <text:p>[1; 0; 1; 0; 0; 0; 0; 0; 0; 0; 0; 0]</text:p>
          </table:table-cell>
          <table:table-cell/>
          <table:table-cell office:value-type="float" office:value="0.5555555" calcext:value-type="float">
            <text:p>0,5555555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13d2c2</text:p>
          </table:table-cell>
          <table:table-cell table:number-columns-repeated="3"/>
        </table:table-row>
      </table:table>
      <table:table table:name="detections_cle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rameIdx</text:p>
          </table:table-cell>
          <table:table-cell office:value-type="string" calcext:value-type="string">
            <text:p>camID</text:p>
          </table:table-cell>
          <table:table-cell office:value-type="string" calcext:value-type="string">
            <text:p>xpos</text:p>
          </table:table-cell>
          <table:table-cell office:value-type="string" calcext:value-type="string">
            <text:p>ypos</text:p>
          </table:table-cell>
          <table:table-cell office:value-type="string" calcext:value-type="string">
            <text:p>zrotation</text:p>
          </table:table-cell>
          <table:table-cell office:value-type="string" calcext:value-type="string">
            <text:p>beeID</text:p>
          </table:table-cell>
          <table:table-cell office:value-type="string" calcext:value-type="string">
            <text:p>localizerSaliency</text:p>
          </table:table-cell>
          <table:table-cell office:value-type="string" calcext:value-type="string">
            <text:p>descriptor</text:p>
          </table:table-cell>
          <table:table-cell table:formula="of:=[detections.L1]" office:value-type="string" office:string-value="generatedID" calcext:value-type="string">
            <text:p>generated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6-04-01 15:17:00.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etections_clean.E2]" office:value-type="float" office:value="1" calcext:value-type="float">
            <text:p>1</text:p>
          </table:table-cell>
          <table:table-cell table:formula="of:=AVERAGE([detections.G2:.G2])" office:value-type="float" office:value="2.69913" calcext:value-type="float">
            <text:p>2,69913</text:p>
          </table:table-cell>
          <table:table-cell office:value-type="string" calcext:value-type="string">
            <text:p>[2/3; 1/3; 0; 0; 0; 0; 0; 0; 0; 0; 0; 0]</text:p>
          </table:table-cell>
          <table:table-cell office:value-type="float" office:value="0.8765465" calcext:value-type="float">
            <text:p>0,8765465</text:p>
          </table:table-cell>
          <table:table-cell office:value-type="string" calcext:value-type="string">
            <text:p>[0; 1; 2]</text:p>
          </table:table-cell>
          <table:table-cell table:formula="of:=[detections.L2]" office:value-type="string" office:string-value="f1d0c0" calcext:value-type="string">
            <text:p>f1d0c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6-04-01 15:17:00.200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detections_clean.E3]" office:value-type="float" office:value="2" calcext:value-type="float">
            <text:p>2</text:p>
          </table:table-cell>
          <table:table-cell table:formula="of:=[detections.G3]" office:value-type="float" office:value="-0.314444" calcext:value-type="float">
            <text:p>-0,314444</text:p>
          </table:table-cell>
          <table:table-cell office:value-type="string" calcext:value-type="string">
            <text:p>[0; 1; 0; 0; 0; 0; 0; 0; 0; 0; 0; 0]</text:p>
          </table:table-cell>
          <table:table-cell office:value-type="float" office:value="0.7645321" calcext:value-type="float">
            <text:p>0,7645321</text:p>
          </table:table-cell>
          <table:table-cell office:value-type="string" calcext:value-type="string">
            <text:p>[0; 1; 2]</text:p>
          </table:table-cell>
          <table:table-cell table:formula="of:=[detections.L3]" office:value-type="string" office:string-value="f2d0c2" calcext:value-type="string">
            <text:p>f2d0c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6-04-01 15:17:00.3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detections_clean.E4]" office:value-type="float" office:value="3" calcext:value-type="float">
            <text:p>3</text:p>
          </table:table-cell>
          <table:table-cell table:formula="of:=AVERAGE([detections.G4:.G4])" office:value-type="float" office:value="0.516632" calcext:value-type="float">
            <text:p>0,516632</text:p>
          </table:table-cell>
          <table:table-cell office:value-type="string" calcext:value-type="string">
            <text:p>[2/3; 1/3; 0; 0; 0; 0; 0; 0; 0; 0; 0; 0]</text:p>
          </table:table-cell>
          <table:table-cell office:value-type="float" office:value="0.7712367" calcext:value-type="float">
            <text:p>0,7712367</text:p>
          </table:table-cell>
          <table:table-cell office:value-type="string" calcext:value-type="string">
            <text:p>[0; 1; 2]</text:p>
          </table:table-cell>
          <table:table-cell table:formula="of:=[detections.L4]" office:value-type="string" office:string-value="f3d0c0" calcext:value-type="string">
            <text:p>f3d0c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6-04-01 15:17:00.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detections_clean.E5]" office:value-type="float" office:value="4" calcext:value-type="float">
            <text:p>4</text:p>
          </table:table-cell>
          <table:table-cell table:formula="of:=[detections.G5]" office:value-type="float" office:value="2.27196" calcext:value-type="float">
            <text:p>2,27196</text:p>
          </table:table-cell>
          <table:table-cell office:value-type="string" calcext:value-type="string">
            <text:p>[0; 1; 0; 0; 0; 0; 0; 0; 0; 0; 0; 0]</text:p>
          </table:table-cell>
          <table:table-cell office:value-type="float" office:value="0.6546788" calcext:value-type="float">
            <text:p>0,6546788</text:p>
          </table:table-cell>
          <table:table-cell office:value-type="string" calcext:value-type="string">
            <text:p>[0; 1; 2]</text:p>
          </table:table-cell>
          <table:table-cell table:formula="of:=[detections.L5]" office:value-type="string" office:string-value="f1d1c0" calcext:value-type="string">
            <text:p>f1d1c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6-04-01 15:17:00.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detections_clean.E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1; 1; 0; 0; 0; 0; 0; 0; 0; 0; 0; 0]</text:p>
          </table:table-cell>
          <table:table-cell office:value-type="float" office:value="0.8764564" calcext:value-type="float">
            <text:p>0,8764564</text:p>
          </table:table-cell>
          <table:table-cell office:value-type="string" calcext:value-type="string">
            <text:p>[0; 1; 2]</text:p>
          </table:table-cell>
          <table:table-cell table:formula="of:=[detections.L6]" office:value-type="string" office:string-value="f1d2c0" calcext:value-type="string">
            <text:p>f1d2c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6-04-01 15:17:00.3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detections_clean.E7]" office:value-type="float" office:value="6" calcext:value-type="float">
            <text:p>6</text:p>
          </table:table-cell>
          <table:table-cell table:formula="of:=[detections.G7]" office:value-type="float" office:value="0.56614" calcext:value-type="float">
            <text:p>0,56614</text:p>
          </table:table-cell>
          <table:table-cell office:value-type="string" calcext:value-type="string">
            <text:p>[0; 0; 1; 0; 0; 0; 0; 0; 0; 0; 0; 0]</text:p>
          </table:table-cell>
          <table:table-cell office:value-type="float" office:value="0.5648487" calcext:value-type="float">
            <text:p>0,5648487</text:p>
          </table:table-cell>
          <table:table-cell office:value-type="string" calcext:value-type="string">
            <text:p>[0; 1; 2]</text:p>
          </table:table-cell>
          <table:table-cell table:formula="of:=[detections.L7]" office:value-type="string" office:string-value="f3d1c0" calcext:value-type="string">
            <text:p>f3d1c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6-04-01 15:17:01.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detections_clean.E8]" office:value-type="float" office:value="5" calcext:value-type="float">
            <text:p>5</text:p>
          </table:table-cell>
          <table:table-cell table:formula="of:=[detections.G8]" office:value-type="float" office:value="-0.314444" calcext:value-type="float">
            <text:p>-0,314444</text:p>
          </table:table-cell>
          <table:table-cell office:value-type="string" calcext:value-type="string">
            <text:p>[0; 0; 1; 0; 0; 0; 0; 0; 0; 0; 0; 0]</text:p>
          </table:table-cell>
          <table:table-cell office:value-type="float" office:value="0.6856787" calcext:value-type="float">
            <text:p>0,6856787</text:p>
          </table:table-cell>
          <table:table-cell office:value-type="string" calcext:value-type="string">
            <text:p>[0; 1; 2]</text:p>
          </table:table-cell>
          <table:table-cell table:formula="of:=[detections.L8]" office:value-type="string" office:string-value="f7d0c0" calcext:value-type="string">
            <text:p>f7d0c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6-04-01 15:17:01.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detections_clean.E9]" office:value-type="float" office:value="1" calcext:value-type="float">
            <text:p>1</text:p>
          </table:table-cell>
          <table:table-cell table:formula="of:=[detections.G9]" office:value-type="float" office:value="0.405896" calcext:value-type="float">
            <text:p>0,405896</text:p>
          </table:table-cell>
          <table:table-cell office:value-type="string" calcext:value-type="string">
            <text:p>[1; 0; 1; 0; 0; 0; 0; 0; 0; 0; 0; 0]</text:p>
          </table:table-cell>
          <table:table-cell office:value-type="float" office:value="0.7894578" calcext:value-type="float">
            <text:p>0,7894578</text:p>
          </table:table-cell>
          <table:table-cell office:value-type="string" calcext:value-type="string">
            <text:p>[0; 1; 2]</text:p>
          </table:table-cell>
          <table:table-cell table:formula="of:=[detections.L9]" office:value-type="string" office:string-value="f8d0c2" calcext:value-type="string">
            <text:p>f8d0c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6-04-01 15:17:01.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detections_clean.E10]" office:value-type="float" office:value="2" calcext:value-type="float">
            <text:p>2</text:p>
          </table:table-cell>
          <table:table-cell table:formula="of:=[detections.G10]" office:value-type="float" office:value="2.45775" calcext:value-type="float">
            <text:p>2,45775</text:p>
          </table:table-cell>
          <table:table-cell office:value-type="string" calcext:value-type="string">
            <text:p>[1; 0; 1; 0; 0; 0; 0; 0; 0; 0; 0; 0]</text:p>
          </table:table-cell>
          <table:table-cell office:value-type="float" office:value="0.8579878" calcext:value-type="float">
            <text:p>0,8579878</text:p>
          </table:table-cell>
          <table:table-cell office:value-type="string" calcext:value-type="string">
            <text:p>[0; 1; 2]</text:p>
          </table:table-cell>
          <table:table-cell table:formula="of:=[detections.L10]" office:value-type="string" office:string-value="f9d0c2" calcext:value-type="string">
            <text:p>f9d0c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5:17:01.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detections_clean.E11]" office:value-type="float" office:value="4" calcext:value-type="float">
            <text:p>4</text:p>
          </table:table-cell>
          <table:table-cell table:formula="of:=[detections.G11]" office:value-type="float" office:value="2.69913" calcext:value-type="float">
            <text:p>2,69913</text:p>
          </table:table-cell>
          <table:table-cell office:value-type="string" calcext:value-type="string">
            <text:p>[1; 0; 0; 0; 0; 0; 0; 0; 0; 0; 0; 0]</text:p>
          </table:table-cell>
          <table:table-cell office:value-type="float" office:value="0.7865431" calcext:value-type="float">
            <text:p>0,7865431</text:p>
          </table:table-cell>
          <table:table-cell office:value-type="string" calcext:value-type="string">
            <text:p>[0; 1; 2]</text:p>
          </table:table-cell>
          <table:table-cell table:formula="of:=[detections.L11]" office:value-type="string" office:string-value="f7d1c0" calcext:value-type="string">
            <text:p>f7d1c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6-04-01 15:17:01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detections_clean.E12]" office:value-type="float" office:value="5" calcext:value-type="float">
            <text:p>5</text:p>
          </table:table-cell>
          <table:table-cell table:formula="of:=[detections.G12]" office:value-type="float" office:value="-0.314444" calcext:value-type="float">
            <text:p>-0,314444</text:p>
          </table:table-cell>
          <table:table-cell office:value-type="string" calcext:value-type="string">
            <text:p>[1; 0; 0; 0; 0; 0; 0; 0; 0; 0; 0; 0]</text:p>
          </table:table-cell>
          <table:table-cell office:value-type="float" office:value="0.7865467" calcext:value-type="float">
            <text:p>0,7865467</text:p>
          </table:table-cell>
          <table:table-cell office:value-type="string" calcext:value-type="string">
            <text:p>[0; 1; 2]</text:p>
          </table:table-cell>
          <table:table-cell table:formula="of:=[detections.L12]" office:value-type="string" office:string-value="f11d0c0" calcext:value-type="string">
            <text:p>f11d0c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6-04-01 15:17:01.3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detections_clean.E13]" office:value-type="float" office:value="3" calcext:value-type="float">
            <text:p>3</text:p>
          </table:table-cell>
          <table:table-cell table:formula="of:=[detections.G13]" office:value-type="float" office:value="2.45775" calcext:value-type="float">
            <text:p>2,45775</text:p>
          </table:table-cell>
          <table:table-cell office:value-type="string" calcext:value-type="string">
            <text:p>[1; 0; 1; 0; 0; 0; 0; 0; 0; 0; 0; 0]</text:p>
          </table:table-cell>
          <table:table-cell office:value-type="float" office:value="0.8546458" calcext:value-type="float">
            <text:p>0,8546458</text:p>
          </table:table-cell>
          <table:table-cell office:value-type="string" calcext:value-type="string">
            <text:p>[0; 1; 2]</text:p>
          </table:table-cell>
          <table:table-cell table:formula="of:=[detections.L13]" office:value-type="string" office:string-value="f12d0c2" calcext:value-type="string">
            <text:p>f12d0c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6-04-01 15:17:02.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detections_clean.E14]" office:value-type="float" office:value="4" calcext:value-type="float">
            <text:p>4</text:p>
          </table:table-cell>
          <table:table-cell table:formula="of:=[detections.G14]" office:value-type="float" office:value="0.516632" calcext:value-type="float">
            <text:p>0,516632</text:p>
          </table:table-cell>
          <table:table-cell office:value-type="string" calcext:value-type="string">
            <text:p>[1; 0; 1; 0; 0; 0; 0; 0; 0; 0; 0; 0]</text:p>
          </table:table-cell>
          <table:table-cell office:value-type="float" office:value="0.5555555" calcext:value-type="float">
            <text:p>0,5555555</text:p>
          </table:table-cell>
          <table:table-cell office:value-type="string" calcext:value-type="string">
            <text:p>[0; 1; 2]</text:p>
          </table:table-cell>
          <table:table-cell table:formula="of:=[detections.L14]" office:value-type="string" office:string-value="f13d0c2" calcext:value-type="string">
            <text:p>f13d0c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6-04-01 15:17:01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detections_clean.E15]" office:value-type="float" office:value="6" calcext:value-type="float">
            <text:p>6</text:p>
          </table:table-cell>
          <table:table-cell table:formula="of:=[detections.G15]" office:value-type="float" office:value="0.405896" calcext:value-type="float">
            <text:p>0,405896</text:p>
          </table:table-cell>
          <table:table-cell office:value-type="string" calcext:value-type="string">
            <text:p>[1; 0; 0; 0; 0; 0; 0; 0; 0; 0; 0; 0]</text:p>
          </table:table-cell>
          <table:table-cell office:value-type="float" office:value="0.1233543" calcext:value-type="float">
            <text:p>0,1233543</text:p>
          </table:table-cell>
          <table:table-cell office:value-type="string" calcext:value-type="string">
            <text:p>[0; 1; 2]</text:p>
          </table:table-cell>
          <table:table-cell table:formula="of:=[detections.L15]" office:value-type="string" office:string-value="f11d1c0" calcext:value-type="string">
            <text:p>f11d1c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6-04-01 15:17:01.1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detections_clean.E16]" office:value-type="float" office:value="9" calcext:value-type="float">
            <text:p>9</text:p>
          </table:table-cell>
          <table:table-cell table:formula="of:=[detections.G16]" office:value-type="float" office:value="1.87025" calcext:value-type="float">
            <text:p>1,87025</text:p>
          </table:table-cell>
          <table:table-cell office:value-type="string" calcext:value-type="string">
            <text:p>[1; 0; 0; 0; 0; 0; 0; 0; 0; 0; 0; 0]</text:p>
          </table:table-cell>
          <table:table-cell office:value-type="float" office:value="0.1579486" calcext:value-type="float">
            <text:p>0,1579486</text:p>
          </table:table-cell>
          <table:table-cell office:value-type="string" calcext:value-type="string">
            <text:p>[0; 1; 2]</text:p>
          </table:table-cell>
          <table:table-cell table:formula="of:=[detections.L16]" office:value-type="string" office:string-value="f9d1c2" calcext:value-type="string">
            <text:p>f9d1c2</text:p>
          </table:table-cell>
        </table:table-row>
      </table:table>
      <table:table table:name="tru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rameIdx</text:p>
          </table:table-cell>
          <table:table-cell office:value-type="string" calcext:value-type="string">
            <text:p>camID</text:p>
          </table:table-cell>
          <table:table-cell office:value-type="string" calcext:value-type="string">
            <text:p>xpos</text:p>
          </table:table-cell>
          <table:table-cell office:value-type="string" calcext:value-type="string">
            <text:p>ypos</text:p>
          </table:table-cell>
          <table:table-cell office:value-type="string" calcext:value-type="string">
            <text:p>decodedId</text:p>
          </table:table-cell>
          <table:table-cell office:value-type="string" calcext:value-type="string">
            <text:p>readabil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6-04-01 15:17:00.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truth.E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6-04-01 15:17:00.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truth.E3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l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6-04-01 15:17:00.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truth.E4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l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6-04-01 15:17:00.200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truth.E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6-04-01 15:17:00.3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truth.E6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6-04-01 15:17:00.3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truth.E7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iall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6-04-01 15:17:01.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truth.E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6-04-01 15:17:01.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truth.E9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iall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6-04-01 15:17:01.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truth.E10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l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5:17:01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truth.E1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6-04-01 15:17:01.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truth.E12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l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6-04-01 15:17:01.3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truth.E13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l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6-04-01 15:17:02.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rtiall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6-04-01 15:17:02.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truth.E15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6-04-01 15:17:02.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ly</text:p>
          </table:table-cell>
        </table:table-row>
      </table:table>
      <table:table table:name="truth_cle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5" table:default-cell-style-name="Default"/>
        <table:table-row table:style-name="ro1">
          <table:table-cell table:formula="of:=[detections_clean.A1]" office:value-type="string" office:string-value="id" calcext:value-type="string">
            <text:p>id</text:p>
          </table:table-cell>
          <table:table-cell table:formula="of:=[detections_clean.B1]" office:value-type="string" office:string-value="timestamp" calcext:value-type="string">
            <text:p>timestamp</text:p>
          </table:table-cell>
          <table:table-cell office:value-type="string" calcext:value-type="string">
            <text:p>frameIdx</text:p>
          </table:table-cell>
          <table:table-cell table:formula="of:=[detections_clean.D1]" office:value-type="string" office:string-value="camID" calcext:value-type="string">
            <text:p>camID</text:p>
          </table:table-cell>
          <table:table-cell table:formula="of:=[detections_clean.E1]" office:value-type="string" office:string-value="xpos" calcext:value-type="string">
            <text:p>xpos</text:p>
          </table:table-cell>
          <table:table-cell table:formula="of:=[detections_clean.F1]" office:value-type="string" office:string-value="ypos" calcext:value-type="string">
            <text:p>ypos</text:p>
          </table:table-cell>
          <table:table-cell table:formula="of:=[detections_clean.G1]" office:value-type="string" office:string-value="zrotation" calcext:value-type="string">
            <text:p>zrotation</text:p>
          </table:table-cell>
          <table:table-cell table:formula="of:=[detections_clean.H1]" office:value-type="string" office:string-value="beeID" calcext:value-type="string">
            <text:p>beeID</text:p>
          </table:table-cell>
          <table:table-cell office:value-type="string" calcext:value-type="string">
            <text:p>truthID</text:p>
          </table:table-cell>
          <table:table-cell office:value-type="string" calcext:value-type="string">
            <text:p>readability</text:p>
          </table:table-cell>
          <table:table-cell office:value-type="string" calcext:value-type="string">
            <text:p>localizerSaliency</text:p>
          </table:table-cell>
          <table:table-cell office:value-type="string" calcext:value-type="string">
            <text:p>descriptor</text:p>
          </table:table-cell>
          <table:table-cell table:formula="of:=[detections_clean.K1]" office:value-type="string" office:string-value="generatedID" calcext:value-type="string">
            <text:p>generatedID</text:p>
          </table:table-cell>
        </table:table-row>
        <table:table-row table:style-name="ro1">
          <table:table-cell table:formula="of:=[detections_clean.A2]" office:value-type="float" office:value="1" calcext:value-type="float">
            <text:p>1</text:p>
          </table:table-cell>
          <table:table-cell table:formula="of:=[detections_clean.B2]" office:value-type="string" office:string-value="2016-04-01 15:17:00.100" calcext:value-type="string">
            <text:p>2016-04-01 15:17:00.100</text:p>
          </table:table-cell>
          <table:table-cell office:value-type="float" office:value="1" calcext:value-type="float">
            <text:p>1</text:p>
          </table:table-cell>
          <table:table-cell table:formula="of:=[detections_clean.D2]" office:value-type="float" office:value="0" calcext:value-type="float">
            <text:p>0</text:p>
          </table:table-cell>
          <table:table-cell table:formula="of:=[detections_clean.E2]" office:value-type="float" office:value="1" calcext:value-type="float">
            <text:p>1</text:p>
          </table:table-cell>
          <table:table-cell table:formula="of:=[detections_clean.F2]" office:value-type="float" office:value="1" calcext:value-type="float">
            <text:p>1</text:p>
          </table:table-cell>
          <table:table-cell table:formula="of:=[detections_clean.G2]" office:value-type="float" office:value="2.69913" calcext:value-type="float">
            <text:p>2,69913</text:p>
          </table:table-cell>
          <table:table-cell table:formula="of:=[detections_clean.H2]" office:value-type="string" office:string-value="[2/3; 1/3; 0; 0; 0; 0; 0; 0; 0; 0; 0; 0]" calcext:value-type="string">
            <text:p>[2/3; 1/3; 0; 0; 0; 0; 0; 0; 0; 0; 0;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</text:p>
          </table:table-cell>
          <table:table-cell table:formula="of:=[detections_clean.I2]" office:value-type="float" office:value="0.8765465" calcext:value-type="float">
            <text:p>0,8765465</text:p>
          </table:table-cell>
          <table:table-cell table:formula="of:=[detections_clean.J2]" office:value-type="string" office:string-value="[0; 1; 2]" calcext:value-type="string">
            <text:p>[0; 1; 2]</text:p>
          </table:table-cell>
          <table:table-cell table:formula="of:=[detections_clean.K2]" office:value-type="string" office:string-value="f1d0c0" calcext:value-type="string">
            <text:p>f1d0c0</text:p>
          </table:table-cell>
        </table:table-row>
        <table:table-row table:style-name="ro1">
          <table:table-cell table:formula="of:=[detections_clean.A3]" office:value-type="float" office:value="2" calcext:value-type="float">
            <text:p>2</text:p>
          </table:table-cell>
          <table:table-cell table:formula="of:=[detections_clean.B3]" office:value-type="string" office:string-value="2016-04-01 15:17:00.200" calcext:value-type="string">
            <text:p>2016-04-01 15:17:00.2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detections_clean.E3]" office:value-type="float" office:value="2" calcext:value-type="float">
            <text:p>2</text:p>
          </table:table-cell>
          <table:table-cell table:formula="of:=[detections_clean.F3]" office:value-type="float" office:value="2" calcext:value-type="float">
            <text:p>2</text:p>
          </table:table-cell>
          <table:table-cell table:formula="of:=[detections_clean.G3]" office:value-type="float" office:value="-0.314444" calcext:value-type="float">
            <text:p>-0,314444</text:p>
          </table:table-cell>
          <table:table-cell table:formula="of:=[detections_clean.H3]" office:value-type="string" office:string-value="[0; 1; 0; 0; 0; 0; 0; 0; 0; 0; 0; 0]" calcext:value-type="string">
            <text:p>[0; 1; 0; 0; 0; 0; 0; 0; 0; 0; 0;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</text:p>
          </table:table-cell>
          <table:table-cell table:formula="of:=[detections_clean.I3]" office:value-type="float" office:value="0.7645321" calcext:value-type="float">
            <text:p>0,7645321</text:p>
          </table:table-cell>
          <table:table-cell table:formula="of:=[detections_clean.J3]" office:value-type="string" office:string-value="[0; 1; 2]" calcext:value-type="string">
            <text:p>[0; 1; 2]</text:p>
          </table:table-cell>
          <table:table-cell table:formula="of:=[detections_clean.K3]" office:value-type="string" office:string-value="f2d0c2" calcext:value-type="string">
            <text:p>f2d0c2</text:p>
          </table:table-cell>
        </table:table-row>
        <table:table-row table:style-name="ro1">
          <table:table-cell table:formula="of:=[detections_clean.A4]" office:value-type="float" office:value="3" calcext:value-type="float">
            <text:p>3</text:p>
          </table:table-cell>
          <table:table-cell table:formula="of:=[detections_clean.B4]" office:value-type="string" office:string-value="2016-04-01 15:17:00.300" calcext:value-type="string">
            <text:p>2016-04-01 15:17:00.300</text:p>
          </table:table-cell>
          <table:table-cell office:value-type="float" office:value="3" calcext:value-type="float">
            <text:p>3</text:p>
          </table:table-cell>
          <table:table-cell table:formula="of:=[detections_clean.D4]" office:value-type="float" office:value="0" calcext:value-type="float">
            <text:p>0</text:p>
          </table:table-cell>
          <table:table-cell table:formula="of:=[detections_clean.E4]" office:value-type="float" office:value="3" calcext:value-type="float">
            <text:p>3</text:p>
          </table:table-cell>
          <table:table-cell table:formula="of:=[detections_clean.F4]" office:value-type="float" office:value="3" calcext:value-type="float">
            <text:p>3</text:p>
          </table:table-cell>
          <table:table-cell table:formula="of:=[detections_clean.G4]" office:value-type="float" office:value="0.516632" calcext:value-type="float">
            <text:p>0,516632</text:p>
          </table:table-cell>
          <table:table-cell table:formula="of:=[detections_clean.H4]" office:value-type="string" office:string-value="[2/3; 1/3; 0; 0; 0; 0; 0; 0; 0; 0; 0; 0]" calcext:value-type="string">
            <text:p>[2/3; 1/3; 0; 0; 0; 0; 0; 0; 0; 0; 0;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</text:p>
          </table:table-cell>
          <table:table-cell table:formula="of:=[detections_clean.I4]" office:value-type="float" office:value="0.7712367" calcext:value-type="float">
            <text:p>0,7712367</text:p>
          </table:table-cell>
          <table:table-cell table:formula="of:=[detections_clean.J4]" office:value-type="string" office:string-value="[0; 1; 2]" calcext:value-type="string">
            <text:p>[0; 1; 2]</text:p>
          </table:table-cell>
          <table:table-cell table:formula="of:=[detections_clean.K4]" office:value-type="string" office:string-value="f3d0c0" calcext:value-type="string">
            <text:p>f3d0c0</text:p>
          </table:table-cell>
        </table:table-row>
        <table:table-row table:style-name="ro1">
          <table:table-cell table:formula="of:=[detections_clean.A5]" office:value-type="float" office:value="4" calcext:value-type="float">
            <text:p>4</text:p>
          </table:table-cell>
          <table:table-cell table:formula="of:=[detections_clean.B5]" office:value-type="string" office:string-value="2016-04-01 15:17:00.100" calcext:value-type="string">
            <text:p>2016-04-01 15:17:00.100</text:p>
          </table:table-cell>
          <table:table-cell office:value-type="float" office:value="1" calcext:value-type="float">
            <text:p>1</text:p>
          </table:table-cell>
          <table:table-cell table:formula="of:=[detections_clean.D5]" office:value-type="float" office:value="0" calcext:value-type="float">
            <text:p>0</text:p>
          </table:table-cell>
          <table:table-cell table:formula="of:=[detections_clean.E5]" office:value-type="float" office:value="4" calcext:value-type="float">
            <text:p>4</text:p>
          </table:table-cell>
          <table:table-cell table:formula="of:=[detections_clean.F5]" office:value-type="float" office:value="4" calcext:value-type="float">
            <text:p>4</text:p>
          </table:table-cell>
          <table:table-cell table:formula="of:=[detections_clean.G5]" office:value-type="float" office:value="2.27196" calcext:value-type="float">
            <text:p>2,27196</text:p>
          </table:table-cell>
          <table:table-cell table:formula="of:=[detections_clean.H5]" office:value-type="string" office:string-value="[0; 1; 0; 0; 0; 0; 0; 0; 0; 0; 0; 0]" calcext:value-type="string">
            <text:p>[0; 1; 0; 0; 0; 0; 0; 0; 0; 0; 0;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ly</text:p>
          </table:table-cell>
          <table:table-cell table:formula="of:=[detections_clean.I5]" office:value-type="float" office:value="0.6546788" calcext:value-type="float">
            <text:p>0,6546788</text:p>
          </table:table-cell>
          <table:table-cell table:formula="of:=[detections_clean.J5]" office:value-type="string" office:string-value="[0; 1; 2]" calcext:value-type="string">
            <text:p>[0; 1; 2]</text:p>
          </table:table-cell>
          <table:table-cell table:formula="of:=[detections_clean.K5]" office:value-type="string" office:string-value="f1d1c0" calcext:value-type="string">
            <text:p>f1d1c0</text:p>
          </table:table-cell>
        </table:table-row>
        <table:table-row table:style-name="ro1">
          <table:table-cell table:formula="of:=[detections_clean.A6]" office:value-type="float" office:value="5" calcext:value-type="float">
            <text:p>5</text:p>
          </table:table-cell>
          <table:table-cell table:formula="of:=[detections_clean.B6]" office:value-type="string" office:string-value="2016-04-01 15:17:00.100" calcext:value-type="string">
            <text:p>2016-04-01 15:17:00.100</text:p>
          </table:table-cell>
          <table:table-cell office:value-type="float" office:value="1" calcext:value-type="float">
            <text:p>1</text:p>
          </table:table-cell>
          <table:table-cell table:formula="of:=[detections_clean.D6]" office:value-type="float" office:value="0" calcext:value-type="float">
            <text:p>0</text:p>
          </table:table-cell>
          <table:table-cell table:formula="of:=[detections_clean.E6]" office:value-type="float" office:value="5" calcext:value-type="float">
            <text:p>5</text:p>
          </table:table-cell>
          <table:table-cell table:formula="of:=[detections_clean.F6]" office:value-type="float" office:value="5" calcext:value-type="float">
            <text:p>5</text:p>
          </table:table-cell>
          <table:table-cell table:formula="of:=[detections_clean.G6]" office:value-type="float" office:value="0" calcext:value-type="float">
            <text:p>0</text:p>
          </table:table-cell>
          <table:table-cell table:formula="of:=[detections_clean.H6]" office:value-type="string" office:string-value="[1; 1; 0; 0; 0; 0; 0; 0; 0; 0; 0; 0]" calcext:value-type="string">
            <text:p>[1; 1; 0; 0; 0; 0; 0; 0; 0; 0; 0;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ly</text:p>
          </table:table-cell>
          <table:table-cell table:formula="of:=[detections_clean.I6]" office:value-type="float" office:value="0.8764564" calcext:value-type="float">
            <text:p>0,8764564</text:p>
          </table:table-cell>
          <table:table-cell table:formula="of:=[detections_clean.J6]" office:value-type="string" office:string-value="[0; 1; 2]" calcext:value-type="string">
            <text:p>[0; 1; 2]</text:p>
          </table:table-cell>
          <table:table-cell table:formula="of:=[detections_clean.K6]" office:value-type="string" office:string-value="f1d2c0" calcext:value-type="string">
            <text:p>f1d2c0</text:p>
          </table:table-cell>
        </table:table-row>
        <table:table-row table:style-name="ro1">
          <table:table-cell table:formula="of:=[detections_clean.A7]" office:value-type="float" office:value="6" calcext:value-type="float">
            <text:p>6</text:p>
          </table:table-cell>
          <table:table-cell table:formula="of:=[detections_clean.B7]" office:value-type="string" office:string-value="2016-04-01 15:17:00.300" calcext:value-type="string">
            <text:p>2016-04-01 15:17:00.300</text:p>
          </table:table-cell>
          <table:table-cell office:value-type="float" office:value="3" calcext:value-type="float">
            <text:p>3</text:p>
          </table:table-cell>
          <table:table-cell table:formula="of:=[detections_clean.D7]" office:value-type="float" office:value="0" calcext:value-type="float">
            <text:p>0</text:p>
          </table:table-cell>
          <table:table-cell table:formula="of:=[detections_clean.E7]" office:value-type="float" office:value="6" calcext:value-type="float">
            <text:p>6</text:p>
          </table:table-cell>
          <table:table-cell table:formula="of:=[detections_clean.F7]" office:value-type="float" office:value="6" calcext:value-type="float">
            <text:p>6</text:p>
          </table:table-cell>
          <table:table-cell table:formula="of:=[detections_clean.G7]" office:value-type="float" office:value="0.56614" calcext:value-type="float">
            <text:p>0,56614</text:p>
          </table:table-cell>
          <table:table-cell table:formula="of:=[detections_clean.H7]" office:value-type="string" office:string-value="[0; 0; 1; 0; 0; 0; 0; 0; 0; 0; 0; 0]" calcext:value-type="string">
            <text:p>[0; 0; 1; 0; 0; 0; 0; 0; 0; 0; 0; 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ially</text:p>
          </table:table-cell>
          <table:table-cell table:formula="of:=[detections_clean.I7]" office:value-type="float" office:value="0.5648487" calcext:value-type="float">
            <text:p>0,5648487</text:p>
          </table:table-cell>
          <table:table-cell table:formula="of:=[detections_clean.J7]" office:value-type="string" office:string-value="[0; 1; 2]" calcext:value-type="string">
            <text:p>[0; 1; 2]</text:p>
          </table:table-cell>
          <table:table-cell table:formula="of:=[detections_clean.K7]" office:value-type="string" office:string-value="f3d1c0" calcext:value-type="string">
            <text:p>f3d1c0</text:p>
          </table:table-cell>
        </table:table-row>
        <table:table-row table:style-name="ro1">
          <table:table-cell table:formula="of:=[detections_clean.A8]" office:value-type="float" office:value="7" calcext:value-type="float">
            <text:p>7</text:p>
          </table:table-cell>
          <table:table-cell table:formula="of:=[detections_clean.B8]" office:value-type="string" office:string-value="2016-04-01 15:17:01.000" calcext:value-type="string">
            <text:p>2016-04-01 15:17:01.000</text:p>
          </table:table-cell>
          <table:table-cell office:value-type="float" office:value="4" calcext:value-type="float">
            <text:p>4</text:p>
          </table:table-cell>
          <table:table-cell table:formula="of:=[detections_clean.D8]" office:value-type="float" office:value="0" calcext:value-type="float">
            <text:p>0</text:p>
          </table:table-cell>
          <table:table-cell table:formula="of:=[detections_clean.E8]" office:value-type="float" office:value="5" calcext:value-type="float">
            <text:p>5</text:p>
          </table:table-cell>
          <table:table-cell table:formula="of:=[detections_clean.F8]" office:value-type="float" office:value="5" calcext:value-type="float">
            <text:p>5</text:p>
          </table:table-cell>
          <table:table-cell table:formula="of:=[detections_clean.G8]" office:value-type="float" office:value="-0.314444" calcext:value-type="float">
            <text:p>-0,314444</text:p>
          </table:table-cell>
          <table:table-cell table:formula="of:=[detections_clean.H8]" office:value-type="string" office:string-value="[0; 0; 1; 0; 0; 0; 0; 0; 0; 0; 0; 0]" calcext:value-type="string">
            <text:p>[0; 0; 1; 0; 0; 0; 0; 0; 0; 0; 0; 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ially</text:p>
          </table:table-cell>
          <table:table-cell table:formula="of:=[detections_clean.I8]" office:value-type="float" office:value="0.6856787" calcext:value-type="float">
            <text:p>0,6856787</text:p>
          </table:table-cell>
          <table:table-cell table:formula="of:=[detections_clean.J8]" office:value-type="string" office:string-value="[0; 1; 2]" calcext:value-type="string">
            <text:p>[0; 1; 2]</text:p>
          </table:table-cell>
          <table:table-cell table:formula="of:=[detections_clean.K8]" office:value-type="string" office:string-value="f7d0c0" calcext:value-type="string">
            <text:p>f7d0c0</text:p>
          </table:table-cell>
        </table:table-row>
        <table:table-row table:style-name="ro1">
          <table:table-cell table:formula="of:=[detections_clean.A9]" office:value-type="float" office:value="8" calcext:value-type="float">
            <text:p>8</text:p>
          </table:table-cell>
          <table:table-cell table:formula="of:=[detections_clean.B9]" office:value-type="string" office:string-value="2016-04-01 15:17:01.000" calcext:value-type="string">
            <text:p>2016-04-01 15:17:01.000</text:p>
          </table:table-cell>
          <table:table-cell office:value-type="float" office:value="4" calcext:value-type="float">
            <text:p>4</text:p>
          </table:table-cell>
          <table:table-cell table:formula="of:=[detections_clean.D9]" office:value-type="float" office:value="2" calcext:value-type="float">
            <text:p>2</text:p>
          </table:table-cell>
          <table:table-cell table:formula="of:=[detections_clean.E9]" office:value-type="float" office:value="1" calcext:value-type="float">
            <text:p>1</text:p>
          </table:table-cell>
          <table:table-cell table:formula="of:=[detections_clean.F9]" office:value-type="float" office:value="1" calcext:value-type="float">
            <text:p>1</text:p>
          </table:table-cell>
          <table:table-cell table:formula="of:=[detections_clean.G9]" office:value-type="float" office:value="0.405896" calcext:value-type="float">
            <text:p>0,405896</text:p>
          </table:table-cell>
          <table:table-cell table:formula="of:=[detections_clean.H9]" office:value-type="string" office:string-value="[1; 0; 1; 0; 0; 0; 0; 0; 0; 0; 0; 0]" calcext:value-type="string">
            <text:p>[1; 0; 1; 0; 0; 0; 0; 0; 0; 0; 0;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ly</text:p>
          </table:table-cell>
          <table:table-cell table:formula="of:=[detections_clean.I9]" office:value-type="float" office:value="0.7894578" calcext:value-type="float">
            <text:p>0,7894578</text:p>
          </table:table-cell>
          <table:table-cell table:formula="of:=[detections_clean.J9]" office:value-type="string" office:string-value="[0; 1; 2]" calcext:value-type="string">
            <text:p>[0; 1; 2]</text:p>
          </table:table-cell>
          <table:table-cell table:formula="of:=[detections_clean.K9]" office:value-type="string" office:string-value="f8d0c2" calcext:value-type="string">
            <text:p>f8d0c2</text:p>
          </table:table-cell>
        </table:table-row>
        <table:table-row table:style-name="ro1">
          <table:table-cell table:formula="of:=[detections_clean.A10]" office:value-type="float" office:value="9" calcext:value-type="float">
            <text:p>9</text:p>
          </table:table-cell>
          <table:table-cell table:formula="of:=[detections_clean.B10]" office:value-type="string" office:string-value="2016-04-01 15:17:01.100" calcext:value-type="string">
            <text:p>2016-04-01 15:17:01.100</text:p>
          </table:table-cell>
          <table:table-cell office:value-type="float" office:value="5" calcext:value-type="float">
            <text:p>5</text:p>
          </table:table-cell>
          <table:table-cell table:formula="of:=[detections_clean.D10]" office:value-type="float" office:value="2" calcext:value-type="float">
            <text:p>2</text:p>
          </table:table-cell>
          <table:table-cell table:formula="of:=[detections_clean.E10]" office:value-type="float" office:value="2" calcext:value-type="float">
            <text:p>2</text:p>
          </table:table-cell>
          <table:table-cell table:formula="of:=[detections_clean.F10]" office:value-type="float" office:value="2" calcext:value-type="float">
            <text:p>2</text:p>
          </table:table-cell>
          <table:table-cell table:formula="of:=[detections_clean.G10]" office:value-type="float" office:value="2.45775" calcext:value-type="float">
            <text:p>2,45775</text:p>
          </table:table-cell>
          <table:table-cell table:formula="of:=[detections_clean.H10]" office:value-type="string" office:string-value="[1; 0; 1; 0; 0; 0; 0; 0; 0; 0; 0; 0]" calcext:value-type="string">
            <text:p>[1; 0; 1; 0; 0; 0; 0; 0; 0; 0; 0;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ly</text:p>
          </table:table-cell>
          <table:table-cell table:formula="of:=[detections_clean.I10]" office:value-type="float" office:value="0.8579878" calcext:value-type="float">
            <text:p>0,8579878</text:p>
          </table:table-cell>
          <table:table-cell table:formula="of:=[detections_clean.J10]" office:value-type="string" office:string-value="[0; 1; 2]" calcext:value-type="string">
            <text:p>[0; 1; 2]</text:p>
          </table:table-cell>
          <table:table-cell table:formula="of:=[detections_clean.K10]" office:value-type="string" office:string-value="f9d0c2" calcext:value-type="string">
            <text:p>f9d0c2</text:p>
          </table:table-cell>
        </table:table-row>
        <table:table-row table:style-name="ro1">
          <table:table-cell table:formula="of:=[detections_clean.A11]" office:value-type="float" office:value="10" calcext:value-type="float">
            <text:p>10</text:p>
          </table:table-cell>
          <table:table-cell table:formula="of:=[detections_clean.B11]" office:value-type="string" office:string-value="2016-04-01 15:17:01.000" calcext:value-type="string">
            <text:p>2016-04-01 15:17:01.000</text:p>
          </table:table-cell>
          <table:table-cell office:value-type="float" office:value="4" calcext:value-type="float">
            <text:p>4</text:p>
          </table:table-cell>
          <table:table-cell table:formula="of:=[detections_clean.D11]" office:value-type="float" office:value="0" calcext:value-type="float">
            <text:p>0</text:p>
          </table:table-cell>
          <table:table-cell table:formula="of:=[detections_clean.E11]" office:value-type="float" office:value="4" calcext:value-type="float">
            <text:p>4</text:p>
          </table:table-cell>
          <table:table-cell table:formula="of:=[detections_clean.F11]" office:value-type="float" office:value="4" calcext:value-type="float">
            <text:p>4</text:p>
          </table:table-cell>
          <table:table-cell table:formula="of:=[detections_clean.G11]" office:value-type="float" office:value="2.69913" calcext:value-type="float">
            <text:p>2,69913</text:p>
          </table:table-cell>
          <table:table-cell table:formula="of:=[detections_clean.H11]" office:value-type="string" office:string-value="[1; 0; 0; 0; 0; 0; 0; 0; 0; 0; 0; 0]" calcext:value-type="string">
            <text:p>[1; 0; 0; 0; 0; 0; 0; 0; 0; 0; 0;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</text:p>
          </table:table-cell>
          <table:table-cell table:formula="of:=[detections_clean.I11]" office:value-type="float" office:value="0.7865431" calcext:value-type="float">
            <text:p>0,7865431</text:p>
          </table:table-cell>
          <table:table-cell table:formula="of:=[detections_clean.J11]" office:value-type="string" office:string-value="[0; 1; 2]" calcext:value-type="string">
            <text:p>[0; 1; 2]</text:p>
          </table:table-cell>
          <table:table-cell table:formula="of:=[detections_clean.K11]" office:value-type="string" office:string-value="f7d1c0" calcext:value-type="string">
            <text:p>f7d1c0</text:p>
          </table:table-cell>
        </table:table-row>
        <table:table-row table:style-name="ro1">
          <table:table-cell table:formula="of:=[detections_clean.A12]" office:value-type="float" office:value="11" calcext:value-type="float">
            <text:p>11</text:p>
          </table:table-cell>
          <table:table-cell table:formula="of:=[detections_clean.B12]" office:value-type="string" office:string-value="2016-04-01 15:17:01.100" calcext:value-type="string">
            <text:p>2016-04-01 15:17:01.100</text:p>
          </table:table-cell>
          <table:table-cell office:value-type="float" office:value="5" calcext:value-type="float">
            <text:p>5</text:p>
          </table:table-cell>
          <table:table-cell table:formula="of:=[detections_clean.D12]" office:value-type="float" office:value="0" calcext:value-type="float">
            <text:p>0</text:p>
          </table:table-cell>
          <table:table-cell table:formula="of:=[detections_clean.E12]" office:value-type="float" office:value="5" calcext:value-type="float">
            <text:p>5</text:p>
          </table:table-cell>
          <table:table-cell table:formula="of:=[detections_clean.F12]" office:value-type="float" office:value="5" calcext:value-type="float">
            <text:p>5</text:p>
          </table:table-cell>
          <table:table-cell table:formula="of:=[detections_clean.G12]" office:value-type="float" office:value="-0.314444" calcext:value-type="float">
            <text:p>-0,314444</text:p>
          </table:table-cell>
          <table:table-cell table:formula="of:=[detections_clean.H12]" office:value-type="string" office:string-value="[1; 0; 0; 0; 0; 0; 0; 0; 0; 0; 0; 0]" calcext:value-type="string">
            <text:p>[1; 0; 0; 0; 0; 0; 0; 0; 0; 0; 0;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</text:p>
          </table:table-cell>
          <table:table-cell table:formula="of:=[detections_clean.I12]" office:value-type="float" office:value="0.7865467" calcext:value-type="float">
            <text:p>0,7865467</text:p>
          </table:table-cell>
          <table:table-cell table:formula="of:=[detections_clean.J12]" office:value-type="string" office:string-value="[0; 1; 2]" calcext:value-type="string">
            <text:p>[0; 1; 2]</text:p>
          </table:table-cell>
          <table:table-cell table:formula="of:=[detections_clean.K12]" office:value-type="string" office:string-value="f11d0c0" calcext:value-type="string">
            <text:p>f11d0c0</text:p>
          </table:table-cell>
        </table:table-row>
        <table:table-row table:style-name="ro1">
          <table:table-cell table:formula="of:=[detections_clean.A13]" office:value-type="float" office:value="12" calcext:value-type="float">
            <text:p>12</text:p>
          </table:table-cell>
          <table:table-cell table:formula="of:=[detections_clean.B13]" office:value-type="string" office:string-value="2016-04-01 15:17:01.300" calcext:value-type="string">
            <text:p>2016-04-01 15:17:01.300</text:p>
          </table:table-cell>
          <table:table-cell office:value-type="float" office:value="7" calcext:value-type="float">
            <text:p>7</text:p>
          </table:table-cell>
          <table:table-cell table:formula="of:=[detections_clean.D13]" office:value-type="float" office:value="2" calcext:value-type="float">
            <text:p>2</text:p>
          </table:table-cell>
          <table:table-cell table:formula="of:=[detections_clean.E13]" office:value-type="float" office:value="3" calcext:value-type="float">
            <text:p>3</text:p>
          </table:table-cell>
          <table:table-cell table:formula="of:=[detections_clean.F13]" office:value-type="float" office:value="3" calcext:value-type="float">
            <text:p>3</text:p>
          </table:table-cell>
          <table:table-cell table:formula="of:=[detections_clean.G13]" office:value-type="float" office:value="2.45775" calcext:value-type="float">
            <text:p>2,45775</text:p>
          </table:table-cell>
          <table:table-cell table:formula="of:=[detections_clean.H13]" office:value-type="string" office:string-value="[1; 0; 1; 0; 0; 0; 0; 0; 0; 0; 0; 0]" calcext:value-type="string">
            <text:p>[1; 0; 1; 0; 0; 0; 0; 0; 0; 0; 0;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ly</text:p>
          </table:table-cell>
          <table:table-cell table:formula="of:=[detections_clean.I13]" office:value-type="float" office:value="0.8546458" calcext:value-type="float">
            <text:p>0,8546458</text:p>
          </table:table-cell>
          <table:table-cell table:formula="of:=[detections_clean.J13]" office:value-type="string" office:string-value="[0; 1; 2]" calcext:value-type="string">
            <text:p>[0; 1; 2]</text:p>
          </table:table-cell>
          <table:table-cell table:formula="of:=[detections_clean.K13]" office:value-type="string" office:string-value="f12d0c2" calcext:value-type="string">
            <text:p>f12d0c2</text:p>
          </table:table-cell>
        </table:table-row>
        <table:table-row table:style-name="ro1">
          <table:table-cell table:formula="of:=[detections_clean.A14]" office:value-type="float" office:value="13" calcext:value-type="float">
            <text:p>13</text:p>
          </table:table-cell>
          <table:table-cell table:formula="of:=[detections_clean.B14]" office:value-type="string" office:string-value="2016-04-01 15:17:02.000" calcext:value-type="string">
            <text:p>2016-04-01 15:17:02.000</text:p>
          </table:table-cell>
          <table:table-cell office:value-type="float" office:value="8" calcext:value-type="float">
            <text:p>8</text:p>
          </table:table-cell>
          <table:table-cell table:formula="of:=[detections_clean.D14]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detections_clean.G14]" office:value-type="float" office:value="0.516632" calcext:value-type="float">
            <text:p>0,516632</text:p>
          </table:table-cell>
          <table:table-cell table:formula="of:=[detections_clean.H14]" office:value-type="string" office:string-value="[1; 0; 1; 0; 0; 0; 0; 0; 0; 0; 0; 0]" calcext:value-type="string">
            <text:p>[1; 0; 1; 0; 0; 0; 0; 0; 0; 0; 0;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ly</text:p>
          </table:table-cell>
          <table:table-cell table:formula="of:=[detections_clean.I14]" office:value-type="float" office:value="0.5555555" calcext:value-type="float">
            <text:p>0,5555555</text:p>
          </table:table-cell>
          <table:table-cell table:formula="of:=[detections_clean.J14]" office:value-type="string" office:string-value="[0; 1; 2]" calcext:value-type="string">
            <text:p>[0; 1; 2]</text:p>
          </table:table-cell>
          <table:table-cell table:formula="of:=[detections_clean.K14]" office:value-type="string" office:string-value="f13d0c2" calcext:value-type="string">
            <text:p>f13d0c2</text:p>
          </table:table-cell>
        </table:table-row>
        <table:table-row table:style-name="ro1">
          <table:table-cell table:formula="of:=[detections_clean.A15]" office:value-type="float" office:value="14" calcext:value-type="float">
            <text:p>14</text:p>
          </table:table-cell>
          <table:table-cell table:formula="of:=[detections_clean.B15]" office:value-type="string" office:string-value="2016-04-01 15:17:01.100" calcext:value-type="string">
            <text:p>2016-04-01 15:17:01.100</text:p>
          </table:table-cell>
          <table:table-cell office:value-type="float" office:value="5" calcext:value-type="float">
            <text:p>5</text:p>
          </table:table-cell>
          <table:table-cell table:formula="of:=[detections_clean.D15]" office:value-type="float" office:value="0" calcext:value-type="float">
            <text:p>0</text:p>
          </table:table-cell>
          <table:table-cell table:formula="of:=[detections_clean.E15]" office:value-type="float" office:value="6" calcext:value-type="float">
            <text:p>6</text:p>
          </table:table-cell>
          <table:table-cell table:formula="of:=[detections_clean.F15]" office:value-type="float" office:value="6" calcext:value-type="float">
            <text:p>6</text:p>
          </table:table-cell>
          <table:table-cell table:formula="of:=[detections_clean.G15]" office:value-type="float" office:value="0.405896" calcext:value-type="float">
            <text:p>0,405896</text:p>
          </table:table-cell>
          <table:table-cell table:formula="of:=[detections_clean.H15]" office:value-type="string" office:string-value="[1; 0; 0; 0; 0; 0; 0; 0; 0; 0; 0; 0]" calcext:value-type="string">
            <text:p>[1; 0; 0; 0; 0; 0; 0; 0; 0; 0; 0; 0]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unknown</text:p>
          </table:table-cell>
          <table:table-cell table:formula="of:=[detections_clean.I15]" office:value-type="float" office:value="0.1233543" calcext:value-type="float">
            <text:p>0,1233543</text:p>
          </table:table-cell>
          <table:table-cell table:formula="of:=[detections_clean.J15]" office:value-type="string" office:string-value="[0; 1; 2]" calcext:value-type="string">
            <text:p>[0; 1; 2]</text:p>
          </table:table-cell>
          <table:table-cell table:formula="of:=[detections_clean.K15]" office:value-type="string" office:string-value="f11d1c0" calcext:value-type="string">
            <text:p>f11d1c0</text:p>
          </table:table-cell>
        </table:table-row>
        <table:table-row table:style-name="ro1">
          <table:table-cell table:formula="of:=[detections_clean.A16]" office:value-type="float" office:value="15" calcext:value-type="float">
            <text:p>15</text:p>
          </table:table-cell>
          <table:table-cell table:formula="of:=[detections_clean.B16]" office:value-type="string" office:string-value="2016-04-01 15:17:01.100" calcext:value-type="string">
            <text:p>2016-04-01 15:17:01.100</text:p>
          </table:table-cell>
          <table:table-cell office:value-type="float" office:value="5" calcext:value-type="float">
            <text:p>5</text:p>
          </table:table-cell>
          <table:table-cell table:formula="of:=[detections_clean.D16]" office:value-type="float" office:value="2" calcext:value-type="float">
            <text:p>2</text:p>
          </table:table-cell>
          <table:table-cell table:formula="of:=[detections_clean.E16]" office:value-type="float" office:value="9" calcext:value-type="float">
            <text:p>9</text:p>
          </table:table-cell>
          <table:table-cell table:formula="of:=[detections_clean.F16]" office:value-type="float" office:value="9" calcext:value-type="float">
            <text:p>9</text:p>
          </table:table-cell>
          <table:table-cell table:formula="of:=[detections_clean.G16]" office:value-type="float" office:value="1.87025" calcext:value-type="float">
            <text:p>1,87025</text:p>
          </table:table-cell>
          <table:table-cell table:formula="of:=[detections_clean.H16]" office:value-type="string" office:string-value="[1; 0; 0; 0; 0; 0; 0; 0; 0; 0; 0; 0]" calcext:value-type="string">
            <text:p>[1; 0; 0; 0; 0; 0; 0; 0; 0; 0; 0; 0]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unknown</text:p>
          </table:table-cell>
          <table:table-cell table:formula="of:=[detections_clean.I16]" office:value-type="float" office:value="0.1579486" calcext:value-type="float">
            <text:p>0,1579486</text:p>
          </table:table-cell>
          <table:table-cell table:formula="of:=[detections_clean.J16]" office:value-type="string" office:string-value="[0; 1; 2]" calcext:value-type="string">
            <text:p>[0; 1; 2]</text:p>
          </table:table-cell>
          <table:table-cell table:formula="of:=[detections_clean.K16]" office:value-type="string" office:string-value="f9d1c2" calcext:value-type="string">
            <text:p>f9d1c2</text:p>
          </table:table-cell>
        </table:table-row>
      </table:table>
      <table:named-expressions/>
      <table:database-ranges>
        <table:database-range table:name="__Anonymous_Sheet_DB__2" table:target-range-address="truth.B1:truth.F14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.00.0000</text:date>, <text:time style:data-style-name="N2" text:time-value="14:12:14.79482806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4T14:22:22.025529532</dc:date>
    <meta:editing-duration>PT19H4M31S</meta:editing-duration>
    <meta:editing-cycles>94</meta:editing-cycles>
    <meta:generator>LibreOffice/5.1.4.2$Linux_X86_64 LibreOffice_project/10m0$Build-2</meta:generator>
    <meta:document-statistic meta:table-count="4" meta:cell-count="724" meta:object-count="0"/>
  </office:meta>
</office:document-meta>
</file>